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officeooo:rsid="001dfc41" officeooo:paragraph-rsid="001dfc41" style:font-style-asian="italic" style:font-style-complex="italic"/>
    </style:style>
    <style:style style:name="P2" style:family="paragraph" style:parent-style-name="Standard">
      <style:text-properties fo:font-style="normal" style:text-underline-style="none" officeooo:rsid="001dfc41" officeooo:paragraph-rsid="001dfc41" style:font-style-asian="normal" style:font-style-complex="normal"/>
    </style:style>
    <style:style style:name="P3" style:family="paragraph" style:parent-style-name="Standard">
      <style:text-properties fo:font-style="normal" style:text-underline-style="none" officeooo:rsid="001dfc41" officeooo:paragraph-rsid="001f9915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1dfc41" officeooo:paragraph-rsid="00218c7a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1dfc41" officeooo:paragraph-rsid="001dfc41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1dfc41" officeooo:paragraph-rsid="0023f294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dfc41" officeooo:paragraph-rsid="0025605e" style:font-style-asian="normal" style:font-style-complex="normal"/>
    </style:style>
    <style:style style:name="T1" style:family="text">
      <style:text-properties officeooo:rsid="001f9915"/>
    </style:style>
    <style:style style:name="T2" style:family="text">
      <style:text-properties officeooo:rsid="00218c7a"/>
    </style:style>
    <style:style style:name="T3" style:family="text">
      <style:text-properties officeooo:rsid="0023f294"/>
    </style:style>
    <style:style style:name="T4" style:family="text">
      <style:text-properties officeooo:rsid="00256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rián Quirós Martín y Iñaki Urrutia Sánchez <text:s text:c="68"/>Práctica2</text:p>
      <text:p text:style-name="P1"/>
      <text:p text:style-name="P2">1. <text:s text:c="2"/>Diseñe una gramática para un traductor ascendente.</text:p>
      <text:p text:style-name="P2">begin<text:tab/>→ <text:s text:c="2"/>begin <text:s text:c="6"/>expr <text:s text:c="9"/>';' <text:s text:c="2"/><text:tab/></text:p>
      <text:p text:style-name="P2">begin <text:s text:c="2"/>→ <text:s text:c="2"/>epsilon<text:tab/> <text:tab/></text:p>
      <text:p text:style-name="P2">expr<text:tab/>→ <text:s text:c="2"/>ID <text:s text:c="10"/>EQUAL <text:s text:c="6"/>ar_expr <text:s text:c="2"/></text:p>
      <text:p text:style-name="P2">expr <text:s text:c="4"/>→ <text:s text:c="2"/>PRINT <text:s text:c="3"/>ar_expr</text:p>
      <text:p text:style-name="P2">ar_expr <text:s/>→ ar_expr<text:tab/> <text:s/>OR<text:tab/> <text:s text:c="3"/>conc</text:p>
      <text:p text:style-name="P2">ar_expr <text:s/>→ conc</text:p>
      <text:p text:style-name="P2">conc<text:tab/>→ <text:s text:c="2"/>conc<text:tab/>AND<text:tab/> <text:s text:c="4"/>disy</text:p>
      <text:p text:style-name="P2">conc <text:s text:c="4"/>→ <text:s/>disy</text:p>
      <text:p text:style-name="P2">disy<text:tab/>→ <text:s text:c="2"/>NOT<text:tab/>disy</text:p>
      <text:p text:style-name="P2">disy<text:tab/>→ <text:s text:c="2"/>ID</text:p>
      <text:p text:style-name="P2">disy<text:tab/>→ <text:s text:c="2"/>TRUE <text:s text:c="7"/></text:p>
      <text:p text:style-name="P2">disy<text:tab/>→ <text:s text:c="2"/>FALSE</text:p>
      <text:p text:style-name="P2">disy<text:tab/>→ <text:s text:c="2"/>'('<text:tab/> <text:s text:c="2"/>ar_expr <text:s text:c="5"/>')'</text:p>
      <text:p text:style-name="P2"/>
      <text:p text:style-name="P2">2. <text:s text:c="2"/>Adapte la gramática del apartado anterior para un traductor descendente.</text:p>
      <text:p text:style-name="P2"/>
      <text:p text:style-name="P4">begin<text:tab/> <text:s text:c="3"/>→ <text:s text:c="3"/>expr <text:s text:c="6"/>';' <text:s text:c="7"/><text:span text:style-name="T2">begin</text:span> </text:p>
      <text:p text:style-name="P3">begin <text:s text:c="6"/>→ <text:s text:c="2"/>epsilon<text:tab/> <text:tab/></text:p>
      <text:p text:style-name="P3">expr<text:tab/> <text:s text:c="3"/>→ <text:s text:c="2"/>ID <text:s text:c="10"/>EQUAL <text:s text:c="6"/>ar_expr <text:s text:c="2"/></text:p>
      <text:p text:style-name="P3">expr <text:s text:c="8"/>→ <text:s text:c="2"/>PRINT <text:s text:c="3"/>ar_expr</text:p>
      <text:p text:style-name="P3">ar_expr <text:s text:c="3"/>→ <text:s text:c="2"/><text:span text:style-name="T1">conc <text:s text:c="7"/>ar_expr’</text:span></text:p>
      <text:p text:style-name="P3">ar_expr ‘ <text:s/>→ <text:s text:c="2"/><text:span text:style-name="T1">OR <text:s text:c="7"/>conc <text:s text:c="9"/>ar_expr’</text:span></text:p>
      <text:p text:style-name="P3">ar_expr ‘ <text:s/>→ <text:s text:c="2"/><text:span text:style-name="T1">epsilon</text:span></text:p>
      <text:p text:style-name="P3"><text:span text:style-name="T1">conc</text:span> <text:s text:c="8"/>→ <text:s text:c="2"/><text:span text:style-name="T1">disy <text:s text:c="7"/>conc’</text:span></text:p>
      <text:p text:style-name="P3"><text:span text:style-name="T1">conc</text:span>‘ <text:s text:c="6"/>→ <text:s text:c="2"/><text:span text:style-name="T1">AND <text:s text:c="8"/>disy <text:s text:c="9"/>conc’</text:span></text:p>
      <text:p text:style-name="P3"><text:span text:style-name="T1">conc</text:span>‘ <text:s text:c="6"/>→ <text:s text:c="2"/><text:span text:style-name="T1">epsilon</text:span></text:p>
      <text:p text:style-name="P3">disy<text:tab/> <text:s text:c="3"/>→ <text:s text:c="2"/>NOT<text:tab/>disy</text:p>
      <text:p text:style-name="P3">disy<text:tab/> <text:s text:c="3"/>→ <text:s text:c="2"/>ID</text:p>
      <text:p text:style-name="P3">disy<text:tab/> <text:s text:c="3"/>→ <text:s text:c="2"/>TRUE <text:s text:c="7"/></text:p>
      <text:p text:style-name="P3">disy<text:tab/> <text:s text:c="3"/>→ <text:s text:c="2"/>FALSE</text:p>
      <text:p text:style-name="P3">disy<text:tab/> <text:s text:c="3"/>→ <text:s text:c="2"/>'(' <text:s text:c="6"/>ar_expr <text:s text:c="7"/>')'</text:p>
      <text:p text:style-name="P2"/>
      <text:p text:style-name="P2">3. <text:s text:c="2"/>Añada el esquema de traducción a la gramática del apartado 2.</text:p>
      <text:p text:style-name="P2"/>
      <text:p text:style-name="P6">begin<text:tab/> <text:s text:c="3"/>→ <text:s text:c="3"/>expr <text:s text:c="6"/>';' <text:s text:c="7"/><text:span text:style-name="T2">begin</text:span> </text:p>
      <text:p text:style-name="P6">begin <text:s text:c="6"/>→ <text:s text:c="2"/>epsilon<text:tab/> <text:tab/></text:p>
      <text:p text:style-name="P6">expr<text:tab/> <text:s text:c="3"/>→ <text:s text:c="2"/>ID <text:s text:c="10"/>EQUAL <text:s text:c="6"/>ar_expr <text:s text:c="2"/><text:span text:style-name="T4">{ID.lexval = ar_expr.s}</text:span></text:p>
      <text:p text:style-name="P6">expr <text:s text:c="8"/>→ <text:s text:c="2"/>PRINT <text:s text:c="3"/>ar_expr <text:span text:style-name="T3">{ std::cout &lt;&lt; “Resultado es ”&lt;&lt; ar_expr.s ; }</text:span></text:p>
      <text:p text:style-name="P6">ar_expr <text:s text:c="3"/>→ <text:s text:c="2"/><text:span text:style-name="T1">conc <text:s/>{ar_expr’.h = conc.s} <text:s text:c="4"/>ar_expr’ <text:s/>{ar_expr.s = ar_expr’.s}</text:span></text:p>
      <text:p text:style-name="P7">ar_expr ‘ <text:s/>→ <text:s text:c="2"/><text:span text:style-name="T1">OR <text:s text:c="7"/>conc <text:s text:c="3"/>{ar_expr1’.h = conc.s} <text:s text:c="2"/>ar_expr1’ {ar_expr’.s = ar_expr1’.s}</text:span></text:p>
      <text:p text:style-name="P6">ar_expr ‘ <text:s/>→ <text:s text:c="2"/><text:span text:style-name="T1">epsilon <text:s/>{ar_expr’.s = ar_expr’.h}</text:span></text:p>
      <text:p text:style-name="P6"><text:span text:style-name="T1">conc</text:span> <text:s text:c="8"/>→ <text:s text:c="2"/><text:span text:style-name="T1">disy <text:s text:c="2"/>{ conc’.h = disy.s } <text:s text:c="4"/>conc’ {conc.s = conc’.s}</text:span></text:p>
      <text:p text:style-name="P7"><text:span text:style-name="T1">conc</text:span>‘ <text:s text:c="6"/>→ <text:s text:c="2"/><text:span text:style-name="T1">AND <text:s text:c="8"/>disy <text:s text:c="2"/>{ conc1’.h = disy.s } <text:s text:c="2"/>conc1’ {conc’.s = conc1’.s}</text:span></text:p>
      <text:p text:style-name="P6"><text:span text:style-name="T1">conc</text:span>‘ <text:s text:c="6"/>→ <text:s text:c="2"/><text:span text:style-name="T1">epsilon <text:s text:c="2"/>{conc’.s = conc’.h}</text:span></text:p>
      <text:p text:style-name="P6">disy<text:tab/> <text:s text:c="3"/>→ <text:s text:c="2"/>NOT<text:tab/>disy<text:span text:style-name="T4">1</text:span> <text:span text:style-name="T4">{disy.s = ! disy1.s}</text:span></text:p>
      <text:p text:style-name="P6">disy<text:tab/> <text:s text:c="3"/>→ <text:s text:c="2"/>ID <text:s/><text:span text:style-name="T4">{disy.s = ID.lexval}</text:span></text:p>
      <text:p text:style-name="P6">disy<text:tab/> <text:s text:c="3"/>→ <text:s text:c="2"/>TRUE <text:s text:c="2"/><text:span text:style-name="T4">{disy.s = 1}</text:span> <text:s text:c="4"/></text:p>
      <text:p text:style-name="P6">disy<text:tab/> <text:s text:c="3"/>→ <text:s text:c="2"/>FALSE <text:s/><text:span text:style-name="T4">{disy.s = 0}</text:span></text:p>
      <text:p text:style-name="P6">disy<text:tab/> <text:s text:c="3"/>→ <text:s text:c="2"/>'(' <text:s text:c="6"/>ar_expr <text:s text:c="3"/><text:span text:style-name="T4">{disy.s = ar_expr.s}</text:span> <text:s text:c="3"/>')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05:28.912846746</meta:creation-date>
    <dc:date>2018-03-26T22:31:50.346226391</dc:date>
    <meta:editing-duration>PT3H16M3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7" meta:word-count="274" meta:character-count="1979" meta:non-whitespace-character-count="1173"/>
  </office:meta>
</office:document-meta>
</file>